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Circle" draw:marker-start-width="0.3cm" draw:marker-end="Arrow" draw:marker-end-width="0.3cm" draw:fill="solid" draw:fill-color="#000000" draw:fill-image-width="0cm" draw:fill-image-height="0cm" draw:textarea-vertical-align="middle"/>
    </style:style>
    <style:style style:name="gr2" style:family="graphic" style:parent-style-name="objectwithoutfill">
      <style:graphic-properties draw:marker-end="Arrow" draw:marker-end-width="0.3cm" draw:fill="none" draw:fill-color="#000000" draw:fill-image-width="0cm" draw:fill-image-height="0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fo:min-height="0.334cm"/>
    </style:style>
    <style:style style:name="gr4" style:family="graphic" style:parent-style-name="standard">
      <style:graphic-properties draw:fill="solid" draw:fill-color="#000000" draw:fill-image-width="0cm" draw:fill-image-height="0cm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fill-color="#000000" draw:fill-image-width="0cm" draw:fill-image-height="0cm" draw:textarea-vertical-align="middle"/>
    </style:style>
    <style:style style:name="gr6" style:family="graphic" style:parent-style-name="standard" style:list-style-name="L1">
      <style:graphic-properties draw:stroke="none" svg:stroke-color="#000000" draw:fill="none" draw:fill-color="#ffffff" draw:fill-image-width="0cm" draw:fill-image-height="0cm" fo:min-height="0.869cm"/>
    </style:style>
    <style:style style:name="gr7" style:family="graphic" style:parent-style-name="standard" style:list-style-name="L1">
      <style:graphic-properties draw:stroke="none" svg:stroke-color="#000000" draw:fill="none" draw:fill-color="#ffffff" draw:fill-image-width="0cm" draw:fill-image-height="0cm" fo:min-height="0.869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fo:min-height="0.4cm"/>
    </style:style>
    <style:style style:name="gr9" style:family="graphic" style:parent-style-name="objectwithoutfill">
      <style:graphic-properties draw:marker-start="Circle" draw:fill="none" draw:fill-color="#000000" draw:fill-image-width="0cm" draw:fill-image-height="0cm" draw:textarea-vertical-align="middle"/>
    </style:style>
    <style:style style:name="gr10" style:family="graphic" style:parent-style-name="standard">
      <style:graphic-properties draw:marker-start="Arrow" draw:marker-start-width="0.3cm" draw:fill="solid" draw:fill-color="#000000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9pt" fo:font-style="normal" fo:text-shadow="none" style:text-underline-style="none" fo:font-weight="normal" style:letter-kerning="true" style:font-family-asian="'DejaVu Sans'" style:font-family-generic-asian="system" style:font-pitch-asian="variable" style:font-size-asian="9pt" style:font-style-asian="normal" style:font-weight-asian="normal" style:font-family-complex="'Lohit Hindi'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cm" svg:y1="1.3cm" svg:x2="1.1cm" svg:y2="9.3cm">
          <text:p/>
        </draw:line>
        <draw:polyline draw:style-name="gr2" draw:text-style-name="P1" draw:layer="layout" svg:width="4.422cm" svg:height="2.01cm" draw:transform="rotate (-0.536863277913456) translate (4.5276106973378cm 1.20946386345908cm)" svg:viewBox="0 0 4423 2011" draw:points="0,1618 3110,0 4423,2011">
          <text:p/>
        </draw:polyline>
        <draw:polyline draw:style-name="gr2" draw:text-style-name="P1" draw:layer="layout" svg:width="4.06cm" svg:height="1.466cm" draw:transform="rotate (-0.652927673171079) translate (4.46594454820187cm 1.46780114164239cm)" svg:viewBox="0 0 4061 1467" draw:points="0,1425 2687,0 4061,1467">
          <text:p/>
        </draw:polyline>
        <draw:frame draw:style-name="gr3" draw:text-style-name="P2" draw:layer="layout" svg:width="3cm" svg:height="0.725cm" svg:x="0.3cm" svg:y="0.4cm">
          <draw:text-box>
            <text:p text:style-name="P2"><text:span text:style-name="T1">Main Thread</text:span></text:p>
          </draw:text-box>
        </draw:frame>
        <draw:frame draw:style-name="gr3" draw:text-style-name="P2" draw:layer="layout" svg:width="3cm" svg:height="1.199cm" svg:x="2.6cm" svg:y="1.2cm">
          <draw:text-box>
            <text:p text:style-name="P2"><text:span text:style-name="T1">Accept_c</text:span></text:p>
            <text:p text:style-name="P2"><text:span text:style-name="T1">Thread 1</text:span></text:p>
          </draw:text-box>
        </draw:frame>
        <draw:polyline draw:style-name="gr2" draw:text-style-name="P1" draw:layer="layout" svg:width="3.333cm" svg:height="1.559cm" draw:transform="rotate (-0.307003415425803) translate (1.1934133592807cm 3.70534535856406cm)" svg:viewBox="0 0 3334 1560" draw:points="0,309 2630,0 3334,1560">
          <text:p/>
        </draw:polyline>
        <draw:polyline draw:style-name="gr2" draw:text-style-name="P1" draw:layer="layout" svg:width="3.093cm" svg:height="1.331cm" draw:transform="rotate (-0.474380490692059) translate (1.35586693125629cm 3.50170903904074cm)" svg:viewBox="0 0 3094 1332" draw:points="0,560 2185,0 3094,1332">
          <text:p/>
        </draw:polyline>
        <draw:polyline draw:style-name="gr2" draw:text-style-name="P1" draw:layer="layout" svg:width="2.721cm" svg:height="0.72cm" draw:transform="rotate (-0.683645468006179) translate (1.24503376600502cm 3.82198080653187cm)" svg:viewBox="0 0 2722 721" draw:points="0,230 1232,0 1751,480 2722,721">
          <text:p/>
        </draw:polyline>
        <draw:frame draw:style-name="gr3" draw:text-style-name="P2" draw:layer="layout" svg:width="3cm" svg:height="1.199cm" svg:x="1.7cm" svg:y="3cm">
          <draw:text-box>
            <text:p text:style-name="P2"><text:span text:style-name="T1">Atencion_p</text:span></text:p>
            <text:p text:style-name="P2"><text:span text:style-name="T1">Thread i</text:span></text:p>
          </draw:text-box>
        </draw:frame>
        <draw:custom-shape draw:style-name="gr4" draw:text-style-name="P1" draw:layer="layout" svg:width="0.3cm" svg:height="0.3cm" svg:x="0.98cm" svg:y="6.9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2.9cm" svg:y1="6.1cm" svg:x2="1.2cm" svg:y2="7cm">
          <text:p/>
        </draw:line>
        <draw:polyline draw:style-name="gr5" draw:text-style-name="P1" draw:layer="layout" svg:width="2.562cm" svg:height="0.186cm" draw:transform="rotate (0.358839694210034) translate (1.1cm 7cm)" svg:viewBox="0 0 2563 187" draw:points="0,0 1639,187 2563,0">
          <text:p/>
        </draw:polyline>
        <draw:polyline draw:style-name="gr5" draw:text-style-name="P1" draw:layer="layout" svg:width="2.811cm" svg:height="0.45cm" draw:transform="rotate (0.342957198016886) translate (1.2cm 7cm)" svg:viewBox="0 0 2812 451" draw:points="0,0 1857,451 2812,155">
          <text:p/>
        </draw:polyline>
        <draw:custom-shape draw:style-name="gr4" draw:text-style-name="P1" draw:layer="layout" svg:width="0.3cm" svg:height="0.3cm" svg:x="0.98cm" svg:y="8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olyline draw:style-name="gr5" draw:text-style-name="P1" draw:layer="layout" svg:width="6.053cm" svg:height="0.462cm" draw:transform="rotate (-2.60123871717235) translate (6.62946652009676cm 5.48250104194081cm)" svg:viewBox="0 0 6054 463" draw:points="0,446 2367,0 6054,463">
          <text:p/>
        </draw:polyline>
        <draw:polyline draw:style-name="gr5" draw:text-style-name="P1" draw:layer="layout" svg:width="6.4cm" svg:height="0.79cm" draw:transform="rotate (-2.63597076928704) translate (7.18284440871206cm 5.79152326403288cm)" svg:viewBox="0 0 6401 791" draw:points="0,790 2495,0 6401,791">
          <text:p/>
        </draw:polyline>
        <draw:polyline draw:style-name="gr5" draw:text-style-name="P1" draw:layer="layout" svg:width="6.797cm" svg:height="1.266cm" draw:transform="rotate (-2.68449092249248) translate (7.85897562654959cm 6.3364891424057cm)" svg:viewBox="0 0 6798 1267" draw:points="0,1267 2183,0 6798,1267">
          <text:p/>
        </draw:polyline>
        <draw:frame draw:style-name="gr6" draw:text-style-name="P3" draw:layer="layout" svg:width="0.7cm" svg:height="1.319cm" svg:x="5.241cm" svg:y="2.72cm">
          <draw:text-box>
            <text:p text:style-name="P3"><text:span text:style-name="T2">.</text:span></text:p>
            <text:p text:style-name="P3"><text:span text:style-name="T2">.</text:span></text:p>
            <text:p text:style-name="P3"><text:span text:style-name="T2">.</text:span></text:p>
          </draw:text-box>
        </draw:frame>
        <draw:frame draw:style-name="gr7" draw:text-style-name="P3" draw:layer="layout" svg:width="0.7cm" svg:height="1.319cm" svg:x="2.5cm" svg:y="4.281cm">
          <draw:text-box>
            <text:p text:style-name="P3"><text:span text:style-name="T2">.</text:span></text:p>
            <text:p text:style-name="P3"><text:span text:style-name="T2">.</text:span></text:p>
            <text:p text:style-name="P3"><text:span text:style-name="T2">.</text:span></text:p>
          </draw:text-box>
        </draw:frame>
        <draw:frame draw:style-name="gr8" draw:text-style-name="P4" draw:layer="layout" svg:width="2.6cm" svg:height="0.65cm" svg:x="7.2cm" svg:y="3.55cm">
          <draw:text-box>
            <text:p text:style-name="P4"><text:span text:style-name="T3">1&lt;= j &lt;= max_c</text:span></text:p>
          </draw:text-box>
        </draw:frame>
        <draw:polyline draw:style-name="gr2" draw:text-style-name="P1" draw:layer="layout" svg:width="3.736cm" svg:height="0.747cm" draw:transform="rotate (-0.822399143539728) translate (4.14844112825855cm 2.09071369376914cm)" svg:viewBox="0 0 3737 748" draw:points="0,748 2115,529 3015,0 3737,398">
          <text:p/>
        </draw:polyline>
        <draw:frame draw:style-name="gr8" draw:text-style-name="P4" draw:layer="layout" svg:width="1.9cm" svg:height="0.65cm" svg:x="3.7cm" svg:y="4.7cm">
          <draw:text-box>
            <text:p text:style-name="P4"><text:span text:style-name="T3">1 &lt;= i &lt;= n</text:span></text:p>
          </draw:text-box>
        </draw:frame>
        <draw:frame draw:style-name="gr3" draw:text-style-name="P2" draw:layer="layout" svg:width="3cm" svg:height="1.199cm" svg:x="6.5cm" svg:y="1.501cm">
          <draw:text-box>
            <text:p text:style-name="P2"><text:span text:style-name="T1">Atencion_c</text:span></text:p>
            <text:p text:style-name="P2"><text:span text:style-name="T1">Thread j</text:span></text:p>
          </draw:text-box>
        </draw:frame>
        <draw:line draw:style-name="gr9" draw:text-style-name="P1" draw:layer="layout" svg:x1="1cm" svg:y1="2.2cm" svg:x2="3.6cm" svg:y2="2.6cm">
          <text:p/>
        </draw:line>
        <draw:polyline draw:style-name="gr10" draw:text-style-name="P1" draw:layer="layout" svg:width="0.706cm" svg:height="0.635cm" draw:transform="rotate (0.785398163397448) translate (0.2cm 4.1cm)" svg:viewBox="0 0 707 636" draw:points="707,566 566,0 141,0 0,283 212,636 707,566">
          <text:p/>
        </draw:polyline>
        <draw:polyline draw:style-name="gr10" draw:text-style-name="P1" draw:layer="layout" svg:width="0.635cm" svg:height="0.635cm" draw:transform="rotate (0.785398163397448) translate (2.85cm 2.65cm)" svg:viewBox="0 0 636 636" draw:points="636,566 495,0 71,0 0,354 283,636 566,495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7T19:56:22</meta:creation-date>
    <dc:date>2013-12-07T20:59:18</dc:date>
    <meta:editing-duration>PT47M44S</meta:editing-duration>
    <meta:editing-cycles>4</meta:editing-cycles>
    <meta:generator>LibreOffice/4.0.2.2$Linux_X86_64 LibreOffice_project/400m0$Build-2</meta:generator>
    <meta:document-statistic meta:object-count="26"/>
  </office:meta>
</office:document-meta>
</file>